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91c4" officeooo:paragraph-rsid="001c91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Müllverbrennungsanlage</text:p>
      <text:p text:style-name="P1"/>
      <text:p text:style-name="P1">In einer Müllverbrennungsanlage werden verschiedene Sorten von Müll verbrannt (Restmüll, Papier, Plastik). Der Müll wird von Transportern angeliefert. Der Transportfahrer muss am Terminal anmelden und die Müllsorten/menge, die er liefet, angeben. Die Software berechnet die Kosten für die Abgabe des Mülls und speichert diese in einer internen Bilanz.</text:p>
      <text:p text:style-name="P1">Der Müll landet im Lager der Anlage. Anschließend kann der Verbrennungsoperater den Müll in die Verbrennungskammer transpostieren. Wenn der Müll verbrannnt ist, aktualisiert der Operater den Status der Verbrennung. Die Software berechnet anhand der Menge und Art des Mülls den bei der Verbrennung angefallenen CO2-Ausstoß und die damit verbundenen Steuer, und speichert diese ebenfalls in der Bilan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59:20.562000000</meta:creation-date>
    <dc:date>2015-10-21T15:05:26.748000000</dc:date>
    <meta:editing-duration>PT6M6S</meta:editing-duration>
    <meta:editing-cycles>1</meta:editing-cycles>
    <meta:document-statistic meta:table-count="0" meta:image-count="0" meta:object-count="0" meta:page-count="1" meta:paragraph-count="3" meta:word-count="107" meta:character-count="782" meta:non-whitespace-character-count="678"/>
    <meta:generator>LibreOffice/4.4.2.2$Windows_x86 LibreOffice_project/c4c7d32d0d49397cad38d62472b0bc8acff48dd6</meta:generator>
  </office:meta>
</office:document-meta>
</file>